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24pt" style:text-underline-style="solid" style:text-underline-width="auto" style:text-underline-color="font-color" officeooo:rsid="0002326f" officeooo:paragraph-rsid="0002326f" style:font-size-asian="21pt" style:font-size-complex="24pt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2pt" officeooo:rsid="0002326f" officeooo:paragraph-rsid="0002326f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2326f" officeooo:paragraph-rsid="0002326f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2326f" officeooo:paragraph-rsid="0004f38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29a0a" officeooo:paragraph-rsid="00029a0a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2326f" officeooo:paragraph-rsid="0002326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2326f" officeooo:paragraph-rsid="00029a0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2326f" officeooo:paragraph-rsid="00062d4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029a0a" officeooo:paragraph-rsid="00029a0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0491f0" officeooo:paragraph-rsid="000491f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04f38a" officeooo:paragraph-rsid="0004f38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02326f" officeooo:paragraph-rsid="0004f38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6pt" style:text-underline-style="none" fo:font-weight="bold" officeooo:rsid="0004f38a" officeooo:paragraph-rsid="0004f38a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 fo:break-before="page"/>
      <style:text-properties style:font-name="Liberation Serif" fo:font-size="12pt" style:text-underline-style="none" fo:font-weight="normal" officeooo:rsid="0004f38a" officeooo:paragraph-rsid="0004f38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Liberation Serif" fo:font-size="24pt" style:text-underline-style="solid" style:text-underline-width="auto" style:text-underline-color="font-color" fo:font-weight="normal" officeooo:rsid="0002326f" officeooo:paragraph-rsid="0004f38a" style:font-size-asian="21pt" style:font-weight-asian="normal" style:font-size-complex="24pt" style:font-weight-complex="normal"/>
    </style:style>
    <style:style style:name="P16" style:family="paragraph" style:parent-style-name="Text_20_body">
      <style:text-properties officeooo:paragraph-rsid="0007c0f4"/>
    </style:style>
    <style:style style:name="P17" style:family="paragraph" style:parent-style-name="Text_20_body">
      <style:text-properties style:font-name="Liberation Serif" fo:font-size="12pt" style:text-underline-style="none" fo:font-weight="normal" officeooo:rsid="0004f38a" officeooo:paragraph-rsid="00088e12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style:font-name="Liberation Serif" fo:font-size="12pt" style:text-underline-style="none" fo:font-weight="normal" officeooo:rsid="00088e12" officeooo:paragraph-rsid="00088e12" style:font-size-asian="10.5pt" style:font-weight-asian="normal" style:font-size-complex="12pt" style:font-weight-complex="normal"/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2326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9964" style:font-weight-asian="bold" style:font-weight-complex="bold"/>
    </style:style>
    <style:style style:name="T4" style:family="text">
      <style:text-properties fo:font-weight="bold" officeooo:rsid="0007c0f4" style:font-weight-asian="bold" style:font-weight-complex="bold"/>
    </style:style>
    <style:style style:name="T5" style:family="text">
      <style:text-properties fo:font-weight="bold" officeooo:rsid="00088e12" style:font-weight-asian="bold" style:font-weight-complex="bold"/>
    </style:style>
    <style:style style:name="T6" style:family="text">
      <style:text-properties fo:font-weight="normal" officeooo:rsid="0007c0f4" style:font-weight-asian="normal" style:font-weight-complex="normal"/>
    </style:style>
    <style:style style:name="T7" style:family="text">
      <style:text-properties fo:font-weight="normal" officeooo:rsid="00088e12" style:font-weight-asian="normal" style:font-weight-complex="normal"/>
    </style:style>
    <style:style style:name="T8" style:family="text">
      <style:text-properties officeooo:rsid="00029a0a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29a0a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029a0a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0491f0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062d42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officeooo:rsid="000491f0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normal" officeooo:rsid="00029a0a" style:font-weight-asian="normal" style:font-weight-complex="normal"/>
    </style:style>
    <style:style style:name="T19" style:family="text">
      <style:text-properties style:text-underline-style="none" fo:font-weight="bold" officeooo:rsid="00062d42" style:font-weight-asian="bold" style:font-weight-complex="bold"/>
    </style:style>
    <style:style style:name="T20" style:family="text">
      <style:text-properties officeooo:rsid="000491f0"/>
    </style:style>
    <style:style style:name="T21" style:family="text">
      <style:text-properties officeooo:rsid="00059964"/>
    </style:style>
    <style:style style:name="T22" style:family="text">
      <style:text-properties officeooo:rsid="00088e1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ventix-Manual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1"><text:a xlink:type="simple" xlink:href="#__RefHeading___Toc123_2609827954" text:style-name="Index_20_Link" text:visited-style-name="Index_20_Link">Hauptmenü<text:tab/>1</text:a></text:p>
          <text:p text:style-name="P19"><text:a xlink:type="simple" xlink:href="#__RefHeading___Toc125_2609827954" text:style-name="Index_20_Link" text:visited-style-name="Index_20_Link">Profil<text:tab/>1</text:a></text:p>
          <text:p text:style-name="P19"><text:a xlink:type="simple" xlink:href="#__RefHeading___Toc135_2609827954" text:style-name="Index_20_Link" text:visited-style-name="Index_20_Link">Gesamtes Inventar durchwühlen<text:tab/>1</text:a></text:p>
          <text:p text:style-name="P19"><text:a xlink:type="simple" xlink:href="#__RefHeading___Toc137_2609827954" text:style-name="Index_20_Link" text:visited-style-name="Index_20_Link">Suche nach Gegenständen<text:tab/>1</text:a></text:p>
          <text:p text:style-name="P19"><text:a xlink:type="simple" xlink:href="#__RefHeading___Toc139_2609827954" text:style-name="Index_20_Link" text:visited-style-name="Index_20_Link">Gegenstand in das Inventar aufnehmen<text:tab/>1</text:a></text:p>
          <text:p text:style-name="P19"><text:a xlink:type="simple" xlink:href="#__RefHeading___Toc141_2609827954" text:style-name="Index_20_Link" text:visited-style-name="Index_20_Link">Bild oder Datei hinzufügen<text:tab/>2</text:a></text:p>
          <text:p text:style-name="P21"><text:a xlink:type="simple" xlink:href="#__RefHeading___Toc127_2609827954" text:style-name="Index_20_Link" text:visited-style-name="Index_20_Link">Inventarmenü<text:tab/>3</text:a></text:p>
          <text:p text:style-name="P19"><text:a xlink:type="simple" xlink:href="#__RefHeading___Toc143_2609827954" text:style-name="Index_20_Link" text:visited-style-name="Index_20_Link">Profil<text:tab/>3</text:a></text:p>
          <text:p text:style-name="P19"><text:a xlink:type="simple" xlink:href="#__RefHeading___Toc145_2609827954" text:style-name="Index_20_Link" text:visited-style-name="Index_20_Link">Die Suche<text:tab/>3</text:a></text:p>
          <text:p text:style-name="P20"><text:a xlink:type="simple" xlink:href="#__RefHeading___Toc147_2609827954" text:style-name="Index_20_Link" text:visited-style-name="Index_20_Link"><text:s/>Nach ID<text:tab/>3</text:a></text:p>
          <text:p text:style-name="P20"><text:a xlink:type="simple" xlink:href="#__RefHeading___Toc149_2609827954" text:style-name="Index_20_Link" text:visited-style-name="Index_20_Link"><text:s/>Nach Name<text:tab/>3</text:a></text:p>
          <text:p text:style-name="P20"><text:a xlink:type="simple" xlink:href="#__RefHeading___Toc156_2609827954" text:style-name="Index_20_Link" text:visited-style-name="Index_20_Link"><text:s/>Nach Ort<text:tab/>3</text:a></text:p>
          <text:p text:style-name="P20"><text:a xlink:type="simple" xlink:href="#__RefHeading___Toc160_2609827954" text:style-name="Index_20_Link" text:visited-style-name="Index_20_Link"><text:s/>Nach Tag<text:tab/>3</text:a></text:p>
          <text:p text:style-name="P21"><text:a xlink:type="simple" xlink:href="#__RefHeading___Toc8_2609827954" text:style-name="Index_20_Link" text:visited-style-name="Index_20_Link">Alles Wichtige<text:tab/>9</text:a></text:p>
        </text:index-body>
      </text:table-of-content>
      <text:p text:style-name="P1"/>
      <text:p text:style-name="P2"/>
      <text:h text:style-name="Heading_20_1" text:outline-level="1"><text:bookmark-start text:name="__RefHeading___Toc123_2609827954"/>Hauptmenü<text:bookmark-end text:name="__RefHeading___Toc123_2609827954"/></text:h>
      <text:p text:style-name="P6">Im Hauptmenü finden sich die wichtigsten Funktionen des Inventix. Diese sind über die mittleren Schaltflächen zu erreichen.</text:p>
      <text:p text:style-name="P6"/>
      <text:h text:style-name="Heading_20_3" text:outline-level="3"><text:bookmark-start text:name="__RefHeading___Toc125_2609827954"/>Profil<text:bookmark-end text:name="__RefHeading___Toc125_2609827954"/></text:h>
      <text:p text:style-name="P6">Die Schaltfläche „Profil“ in der obereren, rechten Ecke ruft das Nutzerprofil auf. Von hier aus lassen sich das eigene Profil: Ansehen, Bearbeiten, Ausloggen.</text:p>
      <text:p text:style-name="P6"/>
      <text:p text:style-name="P3"/>
      <text:h text:style-name="Heading_20_3" text:outline-level="3"><text:bookmark-start text:name="__RefHeading___Toc135_2609827954"/>Gesamtes Inventar durchwühlen<text:bookmark-end text:name="__RefHeading___Toc135_2609827954"/></text:h>
      <text:p text:style-name="P6">Die Schaltfläche „Gesamtes Inventar durchwühlen“ <text:span text:style-name="T8">öffnet eine neue Seite in der die aktuell gesamte Liste der gespeicherten Objekte angezeigt werden.</text:span></text:p>
      <text:p text:style-name="P8"><text:span text:style-name="T16"><text:tab/></text:span><text:span text:style-name="T9">→</text:span><text:span text:style-name="T10"> Siehe </text:span><text:span text:style-name="T12"><text:bookmark-ref text:reference-format="text" text:ref-name="__RefHeading___Toc127_2609827954">Inventarmenü</text:bookmark-ref></text:span></text:p>
      <text:p text:style-name="P6"><text:span text:style-name="T18"/></text:p>
      <text:p text:style-name="P5"><text:span text:style-name="T16"/></text:p>
      <text:h text:style-name="Heading_20_3" text:outline-level="3"><text:bookmark-start text:name="__RefHeading___Toc137_2609827954"/>Suche nach Gegenständen<text:bookmark-end text:name="__RefHeading___Toc137_2609827954"/></text:h>
      <text:p text:style-name="P5"><text:span text:style-name="T17">Die Schaltfläche „Suche nach Gegenständen“ ruft das leere Inventar auf von wo aus nach Inventar-inhalt mithilfe der Eingabefelder gesucht werden kann.</text:span></text:p>
      <text:p text:style-name="P8"><text:span text:style-name="T19"><text:tab/></text:span><text:span text:style-name="T14">→</text:span><text:span text:style-name="T12"> Siehe </text:span><text:span text:style-name="T12"><text:bookmark-ref text:reference-format="text" text:ref-name="__RefHeading___Toc127_2609827954">Inventarmenü</text:bookmark-ref></text:span></text:p>
      <text:p text:style-name="P7"><text:span text:style-name="T12"/></text:p>
      <text:p text:style-name="P9"><text:span text:style-name="T2"/></text:p>
      <text:h text:style-name="Heading_20_3" text:outline-level="3"><text:bookmark-start text:name="__RefHeading___Toc139_2609827954"/>Gegenstand in das Inventar aufnehmen<text:bookmark-end text:name="__RefHeading___Toc139_2609827954"/></text:h>
      <text:p text:style-name="P9">Die Schaltfläche „Gegenstand in das Inventar aufnehmen“ <text:span text:style-name="T20">öffnet eine </text:span><text:span text:style-name="T15">neue</text:span><text:span text:style-name="T20"> Seite von der aus neue Gegenstände spezifiziert werden können.</text:span></text:p>
      <text:p text:style-name="P9"><text:soft-page-break/><text:tab/><text:span text:style-name="T9">→</text:span><text:span text:style-name="T15"> Siehe </text:span><text:span text:style-name="T13">Gegenstand hinzufügen</text:span></text:p>
      <text:p text:style-name="P10"><text:span text:style-name="T13"/></text:p>
      <text:p text:style-name="P10"><text:span text:style-name="T2"/></text:p>
      <text:h text:style-name="Heading_20_3" text:outline-level="3"><text:bookmark-start text:name="__RefHeading___Toc141_2609827954"/>Bild oder Datei hinzufügen<text:bookmark-end text:name="__RefHeading___Toc141_2609827954"/></text:h>
      <text:p text:style-name="P10">Die Schaltfläche „Bild oder Datei hinzufügen“ öffnet eine neue Seite in welcher sich Dateien auf Objekte in dem System übertragen lassen. Objekte werden mithilfe der Eingabefelder gesucht.</text:p>
      <text:p text:style-name="P10"><text:tab/><text:span text:style-name="T9">→ Siehe </text:span><text:span text:style-name="T11">Bild/Datei hinzufügen</text:span></text:p>
      <text:p text:style-name="P10"><text:span text:style-name="T2"/></text:p>
      <text:p text:style-name="P10"><text:span text:style-name="T2"/></text:p>
      <text:p text:style-name="P15">Inventix-Manual</text:p>
      <text:p text:style-name="P13"/>
      <text:h text:style-name="Heading_20_1" text:outline-level="1"><text:bookmark-start text:name="__RefHeading___Toc127_2609827954"/>Inventarmenü<text:bookmark-end text:name="__RefHeading___Toc127_2609827954"/></text:h>
      <text:p text:style-name="P11">Im Inventarmenü kann eine Liste der Gegenstände aufgerufen<text:span text:style-name="T1"> </text:span>werden. Es ist auch möglich hier nach Gegenständen zu suchen</text:p>
      <text:p text:style-name="P4"/>
      <text:p text:style-name="P4"/>
      <text:h text:style-name="Heading_20_3" text:outline-level="3"><text:bookmark-start text:name="__RefHeading___Toc143_2609827954"/>Profil<text:bookmark-end text:name="__RefHeading___Toc143_2609827954"/></text:h>
      <text:p text:style-name="P12">Die Schaltfläche „Profil“ in der obereren, rechten Ecke ruft das Nutzerprofil auf. Von hier aus lassen sich das eigene Profil: Ansehen, Bearbeiten, Ausloggen.</text:p>
      <text:p text:style-name="P12"/>
      <text:h text:style-name="Heading_20_3" text:outline-level="3"><text:bookmark-start text:name="__RefHeading___Toc145_2609827954"/>Die Suche<text:bookmark-end text:name="__RefHeading___Toc145_2609827954"/></text:h>
      <text:p text:style-name="P11">Über die <text:span text:style-name="T21">Schaltflächen links lassen sich Gegenstände suchen.</text:span></text:p>
      <text:h text:style-name="Heading_20_5" text:outline-level="5"><text:bookmark-start text:name="__RefHeading___Toc147_2609827954"/><text:tab/><text:span text:style-name="T3">Nach ID</text:span><text:bookmark-end text:name="__RefHeading___Toc147_2609827954"/></text:h>
      <text:p text:style-name="P11"><text:span text:style-name="T3"><text:tab/></text:span><text:span text:style-name="T21">Jeder Gegenstand hat eine einzigartige Identifikationsnummer. Diese kann hier als Zahlwert <text:tab/>eingegeben werden. Gruppen von Gegenständen lassen sich durch die Eingabe von <text:tab/>mehreren Zahlen suchen (z.B. 10,22,36) oder alternativ kann eine Von-Bis Suche genutzt <text:tab/>werden (z.B. 10-36).</text:span></text:p>
      <text:h text:style-name="Heading_20_5" text:outline-level="5"><text:bookmark-start text:name="__RefHeading___Toc149_2609827954"/><text:tab/><text:span text:style-name="T4">Nach Name</text:span><text:bookmark-end text:name="__RefHeading___Toc149_2609827954"/></text:h>
      <text:p text:style-name="P16"><text:span text:style-name="T4"><text:tab/></text:span><text:span text:style-name="T6">Gegenstände können nach Namen gesucht werden. Dabei kann der gesamte Name für eine <text:tab/>sehr spezifische Suche genutzt werden. (z.B. „Lineal“). Die Eingabe von unvollständigen <text:tab/>Namen erzielt alle Gegenstände welche diesen Namen enthalten (z.B. „L“ für Lineal und <text:tab/>Lauge).</text:span></text:p>
      <text:h text:style-name="Heading_20_5" text:outline-level="5"><text:bookmark-start text:name="__RefHeading___Toc156_2609827954"/><text:span text:style-name="T6"><text:tab/></text:span><text:span text:style-name="T4">Nach Ort</text:span><text:bookmark-end text:name="__RefHeading___Toc156_2609827954"/></text:h>
      <text:p text:style-name="P16"><text:span text:style-name="T6"><text:tab/></text:span><text:span text:style-name="T7">Die Schaltfläche „Ort“ ruft ein Pop-Up-Menü auf, in welchem aus Drop-Down-Menüs die <text:tab/>gewünschten Sucheigenschaften eingestellt werden können.</text:span></text:p>
      <text:h text:style-name="Heading_20_5" text:outline-level="5"><text:bookmark-start text:name="__RefHeading___Toc160_2609827954"/><text:tab/><text:span text:style-name="T5">Nach Tag</text:span><text:bookmark-end text:name="__RefHeading___Toc160_2609827954"/></text:h>
      <text:p text:style-name="P17"><text:span text:style-name="T3"><text:tab/></text:span><text:span text:style-name="T22">Gegenstände, welche einen Tag zugeordnet haben, lassen sich über dieses Drop-Down-<text:tab/>Menü suchen.</text:span></text:p>
      <text:p text:style-name="P18">Alle oben genannten Suchoptionen lassen sich kombinieren um eine präzise Suche zu ermöglichen.</text:p>
      <text:p text:style-name="P14"/>
      <text:p text:style-name="P14"/>
      <text:p text:style-name="P14"/>
      <text:p text:style-name="P14"/>
      <text:p text:style-name="P14"/>
      <text:p text:style-name="P14"/>
      <text:p text:style-name="P11"/>
      <text:h text:style-name="Heading_20_1" text:outline-level="1"><text:bookmark-start text:name="__RefHeading___Toc8_2609827954"/>Alles Wichtige<text:bookmark-end text:name="__RefHeading___Toc8_260982795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08:23:31.719577200</meta:creation-date>
    <dc:date>2019-11-01T09:39:50.744536852</dc:date>
    <meta:editing-duration>PT12M2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9" meta:paragraph-count="49" meta:word-count="387" meta:character-count="2709" meta:non-whitespace-character-count="2348"/>
  </office:meta>
</office:document-meta>
</file>